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FF4000"/>
    </style:style>
    <style:style style:name="ce7" style:family="table-cell" style:parent-style-name="Default" style:data-style-name="N0">
      <style:table-cell-properties fo:background-color="#BFBFBF"/>
    </style:style>
    <style:style style:name="ce8" style:family="table-cell" style:parent-style-name="Default" style:data-style-name="N0">
      <style:table-cell-properties fo:background-color="#3399FF"/>
    </style:style>
    <style:style style:name="ce9" style:family="table-cell" style:parent-style-name="Default" style:data-style-name="N0">
      <style:table-cell-properties fo:background-color="#CC0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fo:background-color="#FF6600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B2B2B2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ackground-color="#92D050"/>
    </style:style>
    <style:style style:name="ce17" style:family="table-cell" style:parent-style-name="Default" style:data-style-name="N0">
      <style:table-cell-properties fo:background-color="#00CC00"/>
    </style:style>
    <style:style style:name="ce18" style:family="table-cell" style:parent-style-name="Default" style:data-style-name="N0">
      <style:table-cell-properties fo:background-color="#00CCFF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able-cell-properties fo:background-color="#FF99FF"/>
    </style:style>
    <style:style style:name="ce21" style:family="table-cell" style:parent-style-name="Default" style:data-style-name="N0">
      <style:table-cell-properties style:vertical-align="automatic" fo:wrap-option="wrap" fo:background-color="#70AD47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fo:background-color="#ED7D31"/>
    </style:style>
    <style:style style:name="ce24" style:family="table-cell" style:parent-style-name="Default" style:data-style-name="N36">
      <style:table-cell-properties fo:background-color="transparent"/>
    </style:style>
    <style:style style:name="ce25" style:family="table-cell" style:parent-style-name="Default" style:data-style-name="N0">
      <style:table-cell-properties fo:background-color="#FF0000"/>
    </style:style>
    <style:style style:name="ce26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12.3401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Washington 1</text:p>
          </table:table-cell>
          <table:table-cell office:value-type="string" table:style-name="ce4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United States 1</text:p>
          </table:table-cell>
          <table:table-cell office:value-type="string" table:style-name="ce4">
            <text:p>Washington 2</text:p>
          </table:table-cell>
          <table:table-cell office:value-type="string" table:style-name="ce5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lifornia 1</text:p>
          </table:table-cell>
          <table:table-cell office:value-type="string" table:style-name="ce4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6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4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6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4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6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6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4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4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4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7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4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4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uters 2</text:p>
          </table:table-cell>
          <table:table-cell office:value-type="string" table:style-name="ce3">
            <text:p>Democratic 2</text:p>
          </table:table-cell>
          <table:table-cell office:value-type="string" table:style-name="ce7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enate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publican 3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ubl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s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Sim12 = 34/97 = 0.35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3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7">
            <text:p>Sim = 21/98 = 0.21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ypt 6</text:p>
          </table:table-cell>
          <table:table-cell office:value-type="string" table:style-name="ce9">
            <text:p>Corona 1</text:p>
          </table:table-cell>
          <table:table-cell office:value-type="string" table:style-name="ce9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8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8">
            <text:p>Sharkia 1</text:p>
          </table:table-cell>
          <table:table-cell table:style-name="ce1"/>
          <table:table-cell office:value-type="string" table:style-name="ce10">
            <text:p>Apply Jaccard on titles on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style-name="ce1"/>
          <table:table-cell office:value-type="string" table:style-name="ce1">
            <text:p>Try Hybrid method with voting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use top k entiti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Al Husseiniya Hospital 1</text:p>
          </table:table-cell>
          <table:table-cell office:value-type="string" table:style-name="ce1">
            <text:p>Ahmed Mamdouh 1</text:p>
          </table:table-cell>
          <table:table-cell table:style-name="ce1"/>
          <table:table-cell office:value-type="string" table:style-name="ce1">
            <text:p>keep frequency or eliminate 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take the first k words/paragrap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11">
            <text:p>Egyptian 1</text:p>
          </table:table-cell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0">
            <text:p>Find false positi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11">
            <text:p>Egyptian 1</text:p>
          </table:table-cell>
          <table:table-cell table:style-name="ce1"/>
          <table:table-cell office:value-type="string" table:style-name="ce1">
            <text:p>Normalize to the smaller do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7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2" table:style-name="ce1"/>
          <table:table-cell office:value-type="string" table:style-name="ce10">
            <text:p>Find an example of false positive because of time differe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7">
            <text:p>Sim23 = 2/18 = 0.1</text:p>
          </table:table-cell>
          <table:table-cell office:value-type="string" table:style-name="ce7">
            <text:p>Sim13 = 5/43 = 0.12</text:p>
          </table:table-cell>
          <table:table-cell table:style-name="ce1"/>
          <table:table-cell office:value-type="string" table:style-name="ce10">
            <text:p>recent story talking about something in the past compared to an old sto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2">
            <text:p>Nile dam dispute: Sudan, Egypt, Ethiopia agree to hold more talks</text:p>
          </table:table-cell>
          <table:table-cell office:value-type="string" table:style-name="ce12">
            <text:p>السودان.. مناقشة إمكانية استئناف مفاوضات سد النهضة في ظل مذكرة اتفاق</text:p>
          </table:table-cell>
          <table:table-cell office:value-type="string" table:style-name="ce13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udan 4</text:p>
          </table:table-cell>
          <table:table-cell office:value-type="string" table:style-name="ce11">
            <text:p>Sudan 2</text:p>
          </table:table-cell>
          <table:table-cell office:value-type="string" table:style-name="ce14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4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11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4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16">
            <text:p>Sudanese 1</text:p>
          </table:table-cell>
          <table:table-cell office:value-type="string" table:style-name="ce15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14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7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udanese 1</text:p>
          </table:table-cell>
          <table:table-cell table:style-name="ce1"/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15">
            <text:p>The Egyptian Foreign Ministry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m13 = 15/59 = 0.25</text:p>
          </table:table-cell>
          <table:table-cell table:style-name="ce1"/>
          <table:table-cell office:value-type="string" table:style-name="ce14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African Union Commiss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Ethiopian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5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4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5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5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2">
            <text:p>مفاوضات سد النهضة.. اتفاق ثلاثي على مواصلة الاجتماعات واستمرار</text:p>
          </table:table-cell>
          <table:table-cell office:value-type="string" table:style-name="ce13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Egypt 5</text:p>
          </table:table-cell>
          <table:table-cell office:value-type="string" table:style-name="ce14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Ethiopia 4</text:p>
          </table:table-cell>
          <table:table-cell office:value-type="string" table:style-name="ce14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14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14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Sudan 1</text:p>
          </table:table-cell>
          <table:table-cell office:value-type="string" table:style-name="ce14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African Union 2</text:p>
          </table:table-cell>
          <table:table-cell office:value-type="string" table:style-name="ce14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4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4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14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4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Sim = 16/72 = 0.22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Baghdad 6</text:p>
          </table:table-cell>
          <table:table-cell office:value-type="string" table:style-name="ce11">
            <text:p>Baghdad 6</text:p>
          </table:table-cell>
          <table:table-cell office:value-type="string" table:style-name="ce11">
            <text:p>Baghdad 7</text:p>
          </table:table-cell>
          <table:table-cell office:value-type="string" table:style-name="ce11">
            <text:p>Baghdad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17">
            <text:p>Lebanon 2</text:p>
          </table:table-cell>
          <table:table-cell office:value-type="string" table:style-name="ce11">
            <text:p>Iraq 4</text:p>
          </table:table-cell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raq 4</text:p>
          </table:table-cell>
          <table:table-cell office:value-type="string" table:style-name="ce11">
            <text:p>the United States 2</text:p>
          </table:table-cell>
          <table:table-cell office:value-type="string" table:style-name="ce11">
            <text:p>Iran 4</text:p>
          </table:table-cell>
          <table:table-cell office:value-type="string" table:style-name="ce11">
            <text:p>Soleimani 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he United States 1</text:p>
          </table:table-cell>
          <table:table-cell office:value-type="string" table:style-name="ce9">
            <text:p>Israel 1</text:p>
          </table:table-cell>
          <table:table-cell office:value-type="string" table:style-name="ce11">
            <text:p>the United States 3</text:p>
          </table:table-cell>
          <table:table-cell office:value-type="string" table:style-name="ce11">
            <text:p>Qassem Solei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1">
            <text:p>Iran 1</text:p>
          </table:table-cell>
          <table:table-cell office:value-type="string" table:style-name="ce11">
            <text:p>US 7</text:p>
          </table:table-cell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ran 4</text:p>
          </table:table-cell>
          <table:table-cell office:value-type="string" table:style-name="ce11">
            <text:p>US 2</text:p>
          </table:table-cell>
          <table:table-cell office:value-type="string" table:style-name="ce18">
            <text:p>Washington 1</text:p>
          </table:table-cell>
          <table:table-cell office:value-type="string" table:style-name="ce17">
            <text:p>Quds Force 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Lebanon 1</text:p>
          </table:table-cell>
          <table:table-cell office:value-type="string" table:style-name="ce11">
            <text:p>Iraq 3</text:p>
          </table:table-cell>
          <table:table-cell office:value-type="string" table:style-name="ce9">
            <text:p>Israel 1</text:p>
          </table:table-cell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">
            <text:p>Maroun Al-Ras 1</text:p>
          </table:table-cell>
          <table:table-cell office:value-type="string" table:style-name="ce18">
            <text:p>Tehran 4</text:p>
          </table:table-cell>
          <table:table-cell office:value-type="string" table:style-name="ce17">
            <text:p>Iraqi 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S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1">
            <text:p>Iranian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ehran 2</text:p>
          </table:table-cell>
          <table:table-cell office:value-type="string" table:style-name="ce11">
            <text:p>Soleimani 6</text:p>
          </table:table-cell>
          <table:table-cell office:value-type="string" table:style-name="ce11">
            <text:p>Qassem Soleimani 1</text:p>
          </table:table-cell>
          <table:table-cell office:value-type="string" table:style-name="ce1">
            <text:p>entities count = <text:s/>7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Washington 1</text:p>
          </table:table-cell>
          <table:table-cell office:value-type="string" table:style-name="ce1">
            <text:p>Nasrallah 1</text:p>
          </table:table-cell>
          <table:table-cell office:value-type="string" table:style-name="ce11">
            <text:p>Abu Mahdi Al-Muhandi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Makkah Al-Mukarramah 1</text:p>
          </table:table-cell>
          <table:table-cell office:value-type="string" table:style-name="ce11">
            <text:p>Soleimani 6</text:p>
          </table:table-cell>
          <table:table-cell office:value-type="string" table:style-name="ce1">
            <text:p>Sim14 = 7 / 66 = 0.1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assem Soleimani 2</text:p>
          </table:table-cell>
          <table:table-cell office:value-type="string" table:style-name="ce11">
            <text:p>Qassem Soleimani 2</text:p>
          </table:table-cell>
          <table:table-cell office:value-type="string" table:style-name="ce9">
            <text:p>Donald Trump 1</text:p>
          </table:table-cell>
          <table:table-cell office:value-type="string" table:style-name="ce1">
            <text:p>Sim24 = 7/65 = 0.1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bu Mahdi al-Muhandis 3</text:p>
          </table:table-cell>
          <table:table-cell office:value-type="string" table:style-name="ce11">
            <text:p>Abu Mahdi al-Muhandis 2</text:p>
          </table:table-cell>
          <table:table-cell office:value-type="string" table:style-name="ce1">
            <text:p>Mohammad Javad Zarif 1</text:p>
          </table:table-cell>
          <table:table-cell office:value-type="string" table:style-name="ce1">
            <text:p>Sim 34 = 5/75 = 0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9">
            <text:p>Donald Trump's 1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oleimani 4</text:p>
          </table:table-cell>
          <table:table-cell office:value-type="string" table:style-name="ce1">
            <text:p>Faleh al-Fayyad 1</text:p>
          </table:table-cell>
          <table:table-cell office:value-type="string" table:style-name="ce18">
            <text:p>Al-Muhandi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8">
            <text:p>al-Muhandis 1</text:p>
          </table:table-cell>
          <table:table-cell office:value-type="string" table:style-name="ce1">
            <text:p>Hadi al-Amiri 1</text:p>
          </table:table-cell>
          <table:table-cell office:value-type="string" table:style-name="ce1">
            <text:p>Christopher Miller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1">
            <text:p>Abu Hussein Al-Hamidawi 1</text:p>
          </table:table-cell>
          <table:table-cell office:value-type="string" table:style-name="ce1">
            <text:p>Nimitz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">
            <text:p>Al-Hamidawi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9">
            <text:p>the Popular Mobilization Force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9">
            <text:p>the Quds Force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1">
            <text:p>Hezbollah 2</text:p>
          </table:table-cell>
          <table:table-cell office:value-type="string" table:style-name="ce9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9">
            <text:p>the Popular Mobilization Forces 1</text:p>
          </table:table-cell>
          <table:table-cell office:value-type="string" table:style-name="ce9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Defense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Quds Force 1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9">
            <text:p>the Popular Mobilization Authority 3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Iraqis 1</text:p>
          </table:table-cell>
          <table:table-cell office:value-type="string" table:style-name="ce9">
            <text:p>the Quds Force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Iranian 3</text:p>
          </table:table-cell>
          <table:table-cell office:value-type="string" table:style-name="ce9">
            <text:p>the Iranian Revolutionary Guard 1</text:p>
          </table:table-cell>
          <table:table-cell office:value-type="string" table:style-name="ce11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Iraqi 5</text:p>
          </table:table-cell>
          <table:table-cell office:value-type="string" table:style-name="ce1">
            <text:p>the Al-Fateh Alliance 1</text:p>
          </table:table-cell>
          <table:table-cell office:value-type="string" table:style-name="ce11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the Iraqi Hezbollah Brigades 1</text:p>
          </table:table-cell>
          <table:table-cell office:value-type="string" table:style-name="ce9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Americans 1</text:p>
          </table:table-cell>
          <table:table-cell office:value-type="string" table:style-name="ce1">
            <text:p>Brigades 1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9">
            <text:p>Israel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11">
            <text:p>Irani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1">
            <text:p>American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Lebanes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17">
            <text:p>Iraqi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im13 = 35/127 = 0.28</text:p>
          </table:table-cell>
          <table:table-cell office:value-type="string" table:style-name="ce1">
            <text:p>Shii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tities count = 5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hared12 = 3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7">
            <text:p>Sim12 = 36/117 = 0.3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Sim23 = 39/126 = 0.31</text:p>
          </table:table-cell>
          <table:table-cell table:number-columns-repeated="16382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the United Kingdom 1</text:p>
          </table:table-cell>
          <table:table-cell office:value-type="string" table:style-name="ce1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17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Johnson 3</text:p>
          </table:table-cell>
          <table:table-cell office:value-type="string" table:style-name="ce17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7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BBC 2</text:p>
          </table:table-cell>
          <table:table-cell office:value-type="string" table:style-name="ce1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British 2</text:p>
          </table:table-cell>
          <table:table-cell office:value-type="string" table:style-name="ce17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7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7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7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7">
            <text:p>Sim = 8 / 79 = 0.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9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Abbott 1</text:p>
          </table:table-cell>
          <table:table-cell office:value-type="string" table:style-name="ce9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19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19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9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Starrville Methodist Church 1</text:p>
          </table:table-cell>
          <table:table-cell office:value-type="string" table:style-name="ce9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9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7">
            <text:p>Sim = 8 / 39 = 0.21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20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North Carolina 1</text:p>
          </table:table-cell>
          <table:table-cell table:number-columns-repeated="2" table:style-name="ce1"/>
          <table:table-cell office:value-type="string" table:style-name="ce20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rizona 1</text:p>
          </table:table-cell>
          <table:table-cell table:number-columns-repeated="2" table:style-name="ce1"/>
          <table:table-cell office:value-type="string" table:style-name="ce20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20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Johns Hopkins University 1</text:p>
          </table:table-cell>
          <table:table-cell table:number-columns-repeated="2" table:style-name="ce1"/>
          <table:table-cell office:value-type="string" table:style-name="ce20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im = 10/74 = 0.14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India 11</text:p>
          </table:table-cell>
          <table:table-cell table:number-columns-repeated="2" table:style-name="ce1"/>
          <table:table-cell office:value-type="string" table:style-name="ce20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20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20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20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Bharat Biotech 2</text:p>
          </table:table-cell>
          <table:table-cell table:number-columns-repeated="2" table:style-name="ce1"/>
          <table:table-cell office:value-type="string" table:style-name="ce20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20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7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21"/>
          <table:table-cell table:number-columns-repeated="16381" table:style-name="ce22"/>
        </table:table-row>
        <table:table-row table:style-name="ro1">
          <table:table-cell table:number-columns-repeated="16384" table:style-name="ce22"/>
        </table:table-row>
        <table:table-row table:style-name="ro1">
          <table:table-cell table:style-name="ce22"/>
          <table:table-cell office:value-type="string" table:style-name="ce22">
            <text:p>Different Stories Similarity</text:p>
          </table:table-cell>
          <table:table-cell table:number-columns-repeated="16382" table:style-name="ce22"/>
        </table:table-row>
        <table:table-row table:number-rows-repeated="3" table:style-name="ro1">
          <table:table-cell table:number-columns-repeated="16384" table:style-name="ce22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3">
            <text:p>The United States of Americ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Texas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3">
            <text:p>US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mith Coun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Sim = 1/61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1 / 91 = 0.0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3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3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 / 102 = 0.01</text:p>
          </table:table-cell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uters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1">
            <text:p>Sim = 2 / 85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3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exas 1</text:p>
          </table:table-cell>
          <table:table-cell office:value-type="string" table:style-name="ce23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3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3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Sim = 3/51 = 0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3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Trump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nthony Fauci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ump 2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J. Trump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Fauci 2</text:p>
          </table:table-cell>
          <table:table-cell office:value-type="string" table:style-name="ce23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3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3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Centers for Disease Control and Prevention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BC News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3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merican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3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im = 11 / 81 = 0.14 one story is partial of the other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3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3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3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Trump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ump 2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J. Trump 1</text:p>
          </table:table-cell>
          <table:table-cell office:value-type="string" table:style-name="ce23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mericans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6/92 = 0.07</text:p>
          </table:table-cell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3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States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e Biden 1</text:p>
          </table:table-cell>
          <table:table-cell office:value-type="string" table:style-name="ce23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Trump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ump 2</text:p>
          </table:table-cell>
          <table:table-cell office:value-type="string" table:style-name="ce23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iden 2</text:p>
          </table:table-cell>
          <table:table-cell office:value-type="string" table:style-name="ce23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nald J. Trum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7 / 75 = 0.09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 Jazeera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Sim = 1/49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K 4</text:p>
          </table:table-cell>
          <table:table-cell office:value-type="string" table:style-name="ce23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e United Kingdom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3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oris Johnson 3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hnson 3</text:p>
          </table:table-cell>
          <table:table-cell office:value-type="string" table:style-name="ce23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3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BC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uter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ritish 2</text:p>
          </table:table-cell>
          <table:table-cell office:value-type="string" table:style-name="ce23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uropean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im = 12/79 = 0.15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one story is partial of the other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3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 Jazeera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/71 = 0.0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 Jazeera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uter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2/73 = 0.03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6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6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e United States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 3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6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Sim = 3/76 = 0.04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 Jazeer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e United States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6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 3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euters 3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59</text:p>
          </table:table-cell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5/106 = 0.05</text:p>
          </table:table-cell>
          <table:table-cell office:value-type="string" table:style-name="ce26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3</text:p>
          </table:table-cell>
          <table:table-cell office:value-type="string" table:style-name="ce23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 Jazeera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1/98 = 0.01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6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6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 3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Washington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 Jazeera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euters 3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6/100 = 0.06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date" office:date-value="2021-01-01T00:00:00" table:style-name="ce2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s 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s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ic 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ntities count = <text:s/>41</text:p>
          </table:table-cell>
          <table:table-cell office:value-type="string" table:style-name="ce1">
            <text:p>At 0.1 Threshol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"/>
          <table:table-cell office:value-type="float" office:value="0.34" table:style-name="ce1">
            <text:p>0.34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float" office:value="0.24" table:style-name="ce1">
            <text:p>0.24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float" office:value="0.35" table:style-name="ce1">
            <text:p>0.35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.12" table:style-name="ce1">
            <text:p>0.12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.03" table:style-name="ce1">
            <text:p>0.03</text:p>
          </table:table-cell>
          <table:table-cell office:value-type="string" table:style-name="ce25">
            <text:p>FN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.13" table:style-name="ce1">
            <text:p>0.13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0.04" table:style-name="ce1">
            <text:p>0.04</text:p>
          </table:table-cell>
          <table:table-cell office:value-type="string" table:style-name="ce25">
            <text:p>F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25" table:style-name="ce1">
            <text:p>0.25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22" table:style-name="ce1">
            <text:p>0.22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number-rows-repeated="2" table:style-name="ro1">
          <table:table-cell table:number-columns-repeated="2"/>
          <table:table-cell office:value-type="float" office:value="0.11" table:style-name="ce1">
            <text:p>0.1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number-rows-repeated="2" table:style-name="ro1">
          <table:table-cell table:number-columns-repeated="2"/>
          <table:table-cell office:value-type="float" office:value="0.31" table:style-name="ce1">
            <text:p>0.3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28000000000000003" table:style-name="ce1">
            <text:p>0.28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4000000000000001" table:style-name="ce1">
            <text:p>0.14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number-rows-repeated="2"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9" table:style-name="ce1">
            <text:p>0.09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3" table:style-name="ce1">
            <text:p>0.03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4" table:style-name="ce1">
            <text:p>0.04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05" table:style-name="ce1">
            <text:p>0.05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number-rows-repeated="10472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Hallak, Hussam</dc:creator>
    <meta:creation-date>2020-10-05T09:07:29Z</meta:creation-date>
    <dc:date>2022-02-16T21:59:18Z</dc:date>
    <meta:editing-cycles>32</meta:editing-cycles>
    <meta:editing-duration>PT33529S</meta:editing-duration>
  </office:meta>
</office:document-meta>
</file>